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UnBatang" svg:font-family="UnBata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UnBatang"/>
    </style:style>
    <style:style style:name="P2" style:family="paragraph" style:parent-style-name="Standard">
      <style:paragraph-properties fo:line-height="100%" fo:text-align="justify" style:justify-single-word="false"/>
      <style:text-properties style:font-name="UnBatan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 it if You Dare</text:p>
      <text:p text:style-name="P2"><text:tab/>In today's advancement in the Cyber World, 66% of online adults have used a social networking site to a degree, with that number steadily increasing. The increase in social network participation is beneficial because information may be distributed more easily, but disadvantageous when considering the amount of negative information users so frequently and freely release to the public. The traces that negative posts leave to uncovering an individual's private life is so easily done that even amateur investigators can precipitate suspects in a matter of hours and gather evidence against a person to further incriminate and accuse him of a believed crime. An investigator would simply have to wear the mask of a concerned bystander or anonymous individual willing to listen or help the person who is leaking posts, statuses, or tweets, which causes him to look jealous, in rage, or angry toward other specific people or organizations. The seemingly genuine interest that the investigator gives is convincing to the suspect, which then prompts the suspect to divulge valuable information without paranoia or an intuition of the danger that may lie ahead. The major problem with the overflow of negative feelings or valuable information from one person to a listener or social network, who is often seeking that information, is that the person expressing his or her feelings does not see the value or lack of privacy his released information contains. </text:p>
      <text:p text:style-name="P2"><text:tab/>A multitude of individuals use social networks as a catalyst to rant their anger towards a specific person or organization, which could uncover prime motives for a crime committed. When an investigator is seeking to gather information from a suspect, he or she can do it through Cyber space and online or even meet with the suspect in person, face to face. Conclusively, any person of any culture, society, residency, or organization can see the careless mistake of exploiting a person, by means of negative <text:s/>posts, generated from others on social networking sites. Because the information put on display is public, every individual or investigator is <text:s/>permitted to disperse and use that public information attained as they see fit. </text:p>
      <text:p text:style-name="P2"><text:tab/>In many cases, an innocuous post generated from anger leads to the destruction of a person because careful measures were taken by investigators to link that person to a crime. Criminals may also seek out individuals who post negative statements to use as a “chess piece” or way to unleash inside information, thereby making the source of that information an accomplice. Although physical information is not permanent, the information placed in writing on Social Networks is forever and the oral statements recorded are impossible to dispose of. Social networks are used by a majority of the population, they will be able to find almost anyone. To prevent information that is preferred to be secretive or internal from <text:soft-page-break/>becoming known by the external force, it is best that a person carefully checks his postings online and when sought for information, carefully examines the source <text:s/>seeking information for authenticity and reli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UnBatang" svg:font-family="UnBata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6T17:22:36</meta:creation-date>
    <dc:date>2012-07-26T22:42:32</dc:date>
    <dc:creator>Cyber Discovery</dc:creator>
    <meta:editing-duration>PT05H04M45S</meta:editing-duration>
    <meta:editing-cycles>11</meta:editing-cycles>
    <meta:generator>OpenOffice.org/3.2$Linux OpenOffice.org_project/320m12$Build-9483</meta:generator>
    <meta:document-statistic meta:table-count="0" meta:image-count="0" meta:object-count="0" meta:page-count="2" meta:paragraph-count="4" meta:word-count="505" meta:character-count="3143"/>
  </office:meta>
</office:document-meta>
</file>